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  <style:text-properties fo:font-weight="bold" style:font-weight-asian="bold"/>
    </style:style>
    <style:style style:name="T2" style:parent-style-name="Fuentedepárrafopredeter." style:family="text">
      <style:text-properties fo:font-weight="bold" style:font-weight-asian="bold"/>
    </style:style>
    <style:style style:name="T3" style:parent-style-name="Fuentedepárrafopredeter." style:family="text">
      <style:text-properties fo:font-weight="bold" style:font-weight-asian="bold"/>
    </style:style>
    <style:style style:name="T4" style:parent-style-name="Fuentedepárrafopredeter." style:family="text">
      <style:text-properties fo:font-weight="bold" style:font-weight-asian="bold"/>
    </style:style>
    <style:style style:name="T5" style:parent-style-name="Fuentedepárrafopredeter." style:family="text">
      <style:text-properties fo:font-weight="bold" style:font-weight-asian="bold"/>
    </style:style>
    <style:style style:name="T6" style:parent-style-name="Fuentedepárrafopredeter." style:family="text">
      <style:text-properties fo:font-weight="bold" style:font-weight-asian="bold"/>
    </style:style>
    <style:style style:name="T7" style:parent-style-name="Fuentedepárrafopredeter." style:family="text">
      <style:text-properties fo:font-weight="bold" style:font-weight-asian="bold"/>
    </style:style>
    <style:style style:name="T8" style:parent-style-name="Fuentedepárrafopredeter." style:family="text">
      <style:text-properties fo:font-weight="bold" style:font-weight-asian="bold"/>
    </style:style>
    <style:style style:name="T9" style:parent-style-name="Fuentedepárrafopredeter." style:family="text">
      <style:text-properties fo:font-weight="bold" style:font-weight-asian="bold"/>
    </style:style>
    <style:style style:name="T10" style:parent-style-name="Fuentedepárrafopredeter." style:family="text">
      <style:text-properties fo:font-weight="bold" style:font-weight-asian="bold"/>
    </style:style>
    <style:style style:name="T11" style:parent-style-name="Fuentedepárrafopredeter." style:family="text">
      <style:text-properties fo:font-weight="bold" style:font-weight-asian="bold"/>
    </style:style>
    <style:style style:name="T12" style:parent-style-name="Fuentedepárrafopredeter." style:family="text">
      <style:text-properties fo:font-weight="bold" style:font-weight-asian="bold"/>
    </style:style>
    <style:style style:name="T13" style:parent-style-name="Fuentedepárrafopredeter." style:family="text">
      <style:text-properties fo:font-weight="bold" style:font-weight-asian="bold"/>
    </style:style>
    <style:style style:name="T14" style:parent-style-name="Fuentedepárrafopredeter." style:family="text">
      <style:text-properties fo:font-weight="bold" style:font-weight-asian="bold"/>
    </style:style>
    <style:style style:name="T15" style:parent-style-name="Fuentedepárrafopredeter." style:family="text">
      <style:text-properties fo:font-weight="bold" style:font-weight-asian="bold"/>
    </style:style>
    <style:style style:name="T16" style:parent-style-name="Fuentedepárrafopredeter." style:family="text">
      <style:text-properties fo:font-weight="bold" style:font-weight-asian="bold"/>
    </style:style>
    <style:style style:name="T17" style:parent-style-name="Fuentedepárrafopredeter." style:family="text">
      <style:text-properties fo:font-weight="bold" style:font-weight-asian="bold"/>
    </style:style>
    <style:style style:name="T18" style:parent-style-name="Fuentedepárrafopredeter." style:family="text">
      <style:text-properties fo:font-weight="bold" style:font-weight-asian="bold"/>
    </style:style>
  </office:automatic-styles>
  <office:body>
    <office:text text:use-soft-page-breaks="true">
      <text:p text:style-name="P1">Historias de usuario</text:p>
      <text:p text:style-name="Normal">Después de la recopilación de los escenarios, las necesidades de los persona, los objetivos y las entrevistas; hemos obtenido las siguientes historias de usuario.</text:p>
      <text:p text:style-name="Normal"><text:span text:style-name="T2">Historia 1:<text:s/></text:span>Como cliente se quiere una comunicación con los mecánicos a través del relleno de un formulario en el que se introducirán los datos del usuario y la incidencia ocurrida con el vehículo.</text:p>
      <text:p text:style-name="Normal"><text:span text:style-name="T3">Historia 2:</text:span><text:span text:style-name="T4"><text:s/></text:span>Como cliente se requiere de una base de datos para guardar todos los datos pertenecientes a los usuarios y sus vehículos.</text:p>
      <text:p text:style-name="Normal"><text:span text:style-name="T5">Historia 3</text:span><text:span text:style-name="T6">:</text:span><text:span text:style-name="T7"><text:s/></text:span>Como mecánico se requiere de una base de datos para guardar todos los datos pertenecientes a los usuarios y sus vehículos.</text:p>
      <text:p text:style-name="Normal"><text:span text:style-name="T8">Historia 4:</text:span><text:s/>Como cliente se requiere de un sistema de notificaciones que avise a este de que su vehículo ha sido reparado.</text:p>
      <text:p text:style-name="Normal"><text:span text:style-name="T9">Historia 5</text:span>: Como cliente, se<text:s/>requiere<text:s/>de<text:s/>un historial<text:s/>que indique todo el historial del vehículo, el presupuesto de este y la fecha de estimación en la que este será entregado.</text:p>
      <text:p text:style-name="Normal"><text:span text:style-name="T10">Historia 6: <text:s/></text:span>Como cliente<text:span text:style-name="T11"><text:s/></text:span>se requiere que los botones sean grandes y fáciles de localizar.</text:p>
      <text:p text:style-name="Normal"><text:span text:style-name="T12">Historia 7: <text:s/></text:span>Como<text:s/>mecánico<text:span text:style-name="T13"><text:s/></text:span>se requiere que los botones sean grandes y fáciles de localizar.</text:p>
      <text:p text:style-name="Normal"><text:span text:style-name="T14">Historia 8</text:span><text:span text:style-name="T15">:<text:s/></text:span>Como mecánico, se requiere de un calendario que indique la fecha en la que se debe entregar cada uno de los coches.</text:p>
      <text:p text:style-name="Normal"><text:span text:style-name="T16">Historia 9:<text:s/></text:span>Como mecánico, se requiere un sistema de mensajería para comunicarse con los clientes.</text:p>
      <text:p text:style-name="Normal"><text:span text:style-name="T17">Historia 10:</text:span><text:span text:style-name="T18"><text:s/></text:span>Como<text:s/>mecánico<text:s/>se requiere de un navegador para poder acceder<text:s/>a los coches mediante sus matrículas y a las piezas mediante sus nombres para poder dar asistencia inmediata a<text:s/>los<text:s/>clientes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PEDRO hernandez esquivias</meta:initial-creator>
    <dc:creator>PEDRO hernandez esquivias</dc:creator>
    <meta:creation-date>2017-03-14T20:47:00Z</meta:creation-date>
    <dc:date>2017-03-14T21:51:00Z</dc:date>
    <meta:template xlink:href="Normal" xlink:type="simple"/>
    <meta:editing-cycles>5</meta:editing-cycles>
    <meta:editing-duration>PT1140S</meta:editing-duration>
    <meta:document-statistic meta:page-count="1" meta:paragraph-count="3" meta:word-count="240" meta:character-count="1557" meta:row-count="11" meta:non-whitespace-character-count="1320"/>
  </office:meta>
</office:document-meta>
</file>